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criptionSetImpl.postBuil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scriptionSetImpl.postStore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scriptionSetImpl.preBuil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scriptionSetImpl.preStore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scriptionSetImpl.get( Locale loca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scriptionSetImpl.postLoad( Object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